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6_20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braham de Sola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27</text:p>
      <text:p text:style-name="P2">Date (derived from Gregorian calendar)<text:tab/>13 October 1867</text:p>
      <text:p text:style-name="P2">Month<text:tab/><text:tab/><text:tab/><text:tab/><text:tab/><text:tab/>October</text:p>
      <text:p text:style-name="P2">Year<text:tab/><text:tab/><text:tab/><text:tab/><text:tab/><text:tab/>1867</text:p>
      <text:p text:style-name="P2">Hebrew Date<text:tab/><text:tab/><text:tab/><text:tab/><text:tab/></text:p>
      <text:p text:style-name="P2">Undated</text:p>
      <text:p text:style-name="P2">City<text:tab/><text:tab/><text:tab/><text:tab/><text:tab/><text:tab/>Montreal</text:p>
      <text:p text:style-name="P2">State<text:tab/><text:tab/><text:tab/><text:tab/><text:tab/><text:tab/>Quebec <text:s text:c="2"/><text:tab/><text:tab/><text:tab/><text:tab/></text:p>
      <text:p text:style-name="P2">Country<text:tab/><text:tab/><text:tab/><text:tab/><text:tab/>Canad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Montreal 13 Octr 5627./</text:p>
      <text:p text:style-name="P2">The Rev S. Morais/</text:p>
      <text:p text:style-name="P2"><text:tab/>Philadelphia/</text:p>
      <text:p text:style-name="P2"><text:tab/><text:tab/>My dear sir./</text:p>
      <text:p text:style-name="P2"><text:tab/><text:tab/><text:tab/>Mr Maurice Kaplan[?]/ the bearer of this, is a gentleman of/ great erudition and of varied/ attainments and is well deserving/ all the attention of our brethren in/ the U. S. <text:s/>He is a son of [Hebrew]/ of Minsk who was author of [Hebrew]/ an excellent book, of which I possess/ a copy. <text:s/>Mr Kaplan is a Spanish/ scholar, and desires to publish a/ book of which I think very favorably./ <text:s/>He will no doubt show it you. <text:s/>Should/ you be able to forward his views/ you would greatly oblige/ </text:p>
      <text:p text:style-name="P2">kind remembrance of<text:tab/><text:tab/><text:tab/><text:tab/><text:tab/><text:tab/><text:tab/>Yours ever faithfully/</text:p>
      <text:p text:style-name="P2">self &amp; Mrs DeS. to Mrs Morais<text:tab/><text:tab/><text:tab/><text:tab/><text:tab/><text:tab/>Abraham de Sol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9T11:27:57</meta:creation-date>
    <dc:date>2011-12-12T14:33:35.42</dc:date>
    <dc:language>en-US</dc:language>
    <meta:editing-cycles>3</meta:editing-cycles>
    <meta:editing-duration>PT00H08M28S</meta:editing-duration>
    <meta:document-statistic meta:table-count="0" meta:image-count="0" meta:object-count="0" meta:page-count="2" meta:paragraph-count="67" meta:word-count="290" meta:character-count="1936"/>
    <dc:creator>Penn Libraries</dc:creator>
    <meta:user-defined meta:name="Info 1"/>
    <meta:user-defined meta:name="Info 2"/>
    <meta:user-defined meta:name="Info 3"/>
    <meta:user-defined meta:name="Info 4"/>
  </office:meta>
</office:document-meta>
</file>